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fffff" draw:opacity="50%" draw:textarea-horizontal-align="justify" draw:textarea-vertical-align="middle" draw:auto-grow-height="false" fo:min-height="1.459cm" fo:min-width="0.587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opacity="28%" draw:textarea-horizontal-align="justify" draw:textarea-vertical-align="middle" draw:auto-grow-height="false" fo:min-height="1.459cm" fo:min-width="0.587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ffffff" draw:opacity="10%" draw:textarea-horizontal-align="justify" draw:textarea-vertical-align="middle" draw:auto-grow-height="false" fo:min-height="1.459cm" fo:min-width="0.587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ffffff" draw:opacity="10%" draw:textarea-horizontal-align="justify" draw:textarea-vertical-align="middle" draw:auto-grow-height="false" fo:min-height="1.459cm" fo:min-width="0.586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0000" draw:marker-start-width="0.279cm" draw:marker-end-width="0.279cm" draw:fill-color="#ffffff" draw:opacity="0%" draw:textarea-horizontal-align="justify" draw:textarea-vertical-align="middle" draw:auto-grow-height="false" fo:min-height="1.459cm" fo:min-width="0.587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000000" draw:marker-start-width="0.279cm" draw:marker-end-width="0.279cm" draw:fill-color="#ffffff" draw:opacity="0%" draw:textarea-horizontal-align="justify" draw:textarea-vertical-align="middle" draw:auto-grow-height="false" fo:min-height="1.459cm" fo:min-width="0.586cm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577cm"/>
      <style:paragraph-properties style:writing-mode="lr-tb"/>
    </style:style>
    <style:style style:name="gr9" style:family="graphic" style:parent-style-name="objectwithoutfill">
      <style:graphic-properties svg:stroke-width="0.035cm" svg:stroke-color="#000000" draw:marker-start-width="0.252cm" draw:marker-end="Arrow_20_concave" draw:marker-end-width="0.352cm" svg:stroke-opacity="100%" draw:fill="solid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svg:stroke-width="0.053cm" svg:stroke-color="#000000" draw:marker-start-width="0.279cm" draw:marker-end-width="0.279cm" draw:fill-color="#ffffff" draw:opacity="0%" draw:textarea-horizontal-align="justify" draw:textarea-vertical-align="middle" draw:auto-grow-height="false" fo:min-height="1.459cm" fo:min-width="0.568cm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000000" draw:marker-start-width="0.279cm" draw:marker-end-width="0.279cm" draw:fill-color="#ffffff" draw:opacity="0%" draw:textarea-horizontal-align="justify" draw:textarea-vertical-align="middle" draw:auto-grow-height="false" fo:min-height="1.459cm" fo:min-width="0.569cm" fo:padding-top="0.151cm" fo:padding-bottom="0.151cm" fo:padding-left="0.276cm" fo:padding-right="0.276cm"/>
    </style:style>
    <style:style style:name="gr12" style:family="graphic" style:parent-style-name="objectwithoutfill">
      <style:graphic-properties svg:stroke-width="0.053cm" svg:stroke-color="#000000" draw:marker-start="Circle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draw:stroke="solid" svg:stroke-width="0.035cm" svg:stroke-color="#000000" draw:marker-start="Arrow" draw:marker-start-width="0.352cm" draw:marker-end="Arrow" draw:marker-end-width="0.352cm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147cm" fo:min-width="0cm" fo:padding-top="0.151cm" fo:padding-bottom="0.151cm" fo:padding-left="0.276cm" fo:padding-right="0.276cm"/>
      <style:paragraph-properties style:writing-mode="lr-tb"/>
    </style:style>
    <style:style style:name="gr16" style:family="graphic" style:parent-style-name="objectwithoutfill">
      <style:graphic-properties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P1" style:family="paragraph">
      <loext:graphic-properties draw:fill-color="#ffffff" draw:opacity="50%"/>
      <style:paragraph-properties fo:text-align="center"/>
    </style:style>
    <style:style style:name="P2" style:family="paragraph">
      <loext:graphic-properties draw:fill-color="#ffffff" draw:opacity="28%"/>
      <style:paragraph-properties fo:text-align="center"/>
    </style:style>
    <style:style style:name="P3" style:family="paragraph">
      <loext:graphic-properties draw:fill-color="#ffffff" draw:opacity="10%"/>
      <style:paragraph-properties fo:text-align="center"/>
    </style:style>
    <style:style style:name="P4" style:family="paragraph">
      <loext:graphic-properties draw:fill-color="#ffffff" draw:opacity="0%"/>
      <style:paragraph-properties fo:text-align="center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style:font-name="Liberation Sans1" fo:font-size="13pt" fo:font-weight="bold" style:font-size-asian="13pt" style:font-weight-asian="bold" style:font-size-complex="13pt" style:font-weight-complex="bold"/>
    </style:style>
    <style:style style:name="P7" style:family="paragraph">
      <style:paragraph-properties fo:text-align="center"/>
    </style:style>
    <style:style style:name="P8" style:family="paragraph">
      <style:text-properties fo:font-size="13pt" fo:font-weight="bold" style:font-size-asian="13pt" style:font-weight-asian="bold" style:font-size-complex="13pt" style:font-weight-complex="bold"/>
    </style:style>
    <style:style style:name="P9" style:family="paragraph">
      <loext:graphic-properties draw:fill="none" draw:fill-color="#ffffff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P10" style:family="paragraph">
      <style:paragraph-properties fo:text-align="center"/>
      <style:text-properties fo:font-size="15pt" style:font-size-asian="15pt" style:font-size-complex="15pt"/>
    </style:style>
    <style:style style:name="P11" style:family="paragraph">
      <loext:graphic-properties draw:fill="none" draw:fill-color="#ffffff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P12" style:family="paragraph">
      <loext:graphic-properties draw:fill-color="#ffffff"/>
      <style:paragraph-properties fo:text-align="center"/>
      <style:text-properties fo:font-size="7pt" fo:font-weight="bold" style:font-size-asian="7pt" style:font-weight-asian="bold" style:font-size-complex="7pt" style:font-weight-complex="bold"/>
    </style:style>
    <style:style style:name="T1" style:family="text">
      <style:text-properties style:font-name="Liberation Sans1" fo:font-size="13pt" fo:font-weight="bold" style:font-size-asian="13pt" style:font-weight-asian="bold" style:font-size-complex="13pt" style:font-weight-complex="bold"/>
    </style:style>
    <style:style style:name="T2" style:family="text">
      <style:text-properties fo:font-size="13pt" fo:font-weight="bold" style:font-size-asian="13pt" style:font-weight-asian="bold" style:font-size-complex="13pt" style:font-weight-complex="bold"/>
    </style:style>
    <style:style style:name="T3" style:family="text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583cm" svg:height="2.489cm" svg:x="5.953cm" svg:y="6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583cm" svg:height="2.489cm" svg:x="5.953cm" svg:y="6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583cm" svg:height="2.489cm" svg:x="5.953cm" svg:y="6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584cm" svg:height="2.489cm" svg:x="6.179cm" svg:y="6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584cm" svg:height="2.489cm" svg:x="6.405cm" svg:y="6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585cm" svg:height="2.489cm" svg:x="6.631cm" svg:y="6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584cm" svg:height="2.489cm" svg:x="6.858cm" svg:y="6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584cm" svg:height="2.489cm" svg:x="7.084cm" svg:y="6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584cm" svg:height="2.489cm" svg:x="7.31cm" svg:y="6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584cm" svg:height="2.489cm" svg:x="7.536cm" svg:y="6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583cm" svg:height="2.489cm" svg:x="7.763cm" svg:y="6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584cm" svg:height="2.489cm" svg:x="7.989cm" svg:y="6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583cm" svg:height="2.489cm" svg:x="8.216cm" svg:y="6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583cm" svg:height="2.489cm" svg:x="8.442cm" svg:y="6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583cm" svg:height="2.489cm" svg:x="8.668cm" svg:y="6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583cm" svg:height="2.489cm" svg:x="11.097cm" svg:y="6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584cm" svg:height="2.489cm" svg:x="7.989cm" svg:y="6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583cm" svg:height="2.489cm" svg:x="8.216cm" svg:y="6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583cm" svg:height="2.489cm" svg:x="8.442cm" svg:y="6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583cm" svg:height="2.489cm" svg:x="8.668cm" svg:y="6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583cm" svg:height="2.489cm" svg:x="11.097cm" svg:y="6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583cm" svg:height="2.489cm" svg:x="11.323cm" svg:y="6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583cm" svg:height="2.489cm" svg:x="11.549cm" svg:y="6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583cm" svg:height="2.489cm" svg:x="11.323cm" svg:y="6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583cm" svg:height="2.489cm" svg:x="11.549cm" svg:y="6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583cm" svg:height="2.489cm" svg:x="11.775cm" svg:y="6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583cm" svg:height="2.489cm" svg:x="11.775cm" svg:y="6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583cm" svg:height="2.489cm" svg:x="12.001cm" svg:y="6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583cm" svg:height="2.489cm" svg:x="12.228cm" svg:y="6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583cm" svg:height="2.489cm" svg:x="12.454cm" svg:y="6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583cm" svg:height="2.489cm" svg:x="12.68cm" svg:y="6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1.584cm" svg:height="2.489cm" svg:x="13.132cm" svg:y="6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583cm" svg:height="2.489cm" svg:x="12.906cm" svg:y="6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0.652cm" svg:y1="13.055cm" svg:x2="10.652cm" svg:y2="7.477cm">
          <text:p/>
        </draw:line>
        <draw:line draw:style-name="gr7" draw:text-style-name="P5" draw:layer="layout" svg:x1="5.953cm" svg:y1="13.065cm" svg:x2="5.953cm" svg:y2="7.731cm">
          <text:p/>
        </draw:line>
        <draw:line draw:style-name="gr7" draw:text-style-name="P5" draw:layer="layout" svg:x1="5.928cm" svg:y1="13.039cm" svg:x2="8.039cm" svg:y2="13.039cm">
          <text:p/>
        </draw:line>
        <draw:line draw:style-name="gr7" draw:text-style-name="P5" draw:layer="layout" svg:x1="8.577cm" svg:y1="13.028cm" svg:x2="10.647cm" svg:y2="13.028cm">
          <text:p/>
        </draw:line>
        <draw:frame draw:style-name="gr8" draw:text-style-name="P6" draw:layer="layout" svg:width="2.839cm" svg:height="0.763cm" svg:x="7.051cm" svg:y="13.445cm">
          <draw:text-box>
            <text:p><text:span text:style-name="T1">AC </text:span><text:span text:style-name="T1">So</text:span><text:span text:style-name="T1">urc</text:span><text:span text:style-name="T1">e</text:span></text:p>
          </draw:text-box>
        </draw:frame>
        <draw:line draw:style-name="gr9" draw:text-style-name="P5" draw:layer="layout" svg:x1="5.064cm" svg:y1="7.096cm" svg:x2="11.414cm" svg:y2="7.096cm">
          <text:p/>
        </draw:line>
        <draw:line draw:style-name="gr9" draw:text-style-name="P5" draw:layer="layout" svg:x1="5.064cm" svg:y1="7.477cm" svg:x2="11.414cm" svg:y2="7.477cm">
          <text:p/>
        </draw:line>
        <draw:line draw:style-name="gr9" draw:text-style-name="P5" draw:layer="layout" svg:x1="5.064cm" svg:y1="7.858cm" svg:x2="11.414cm" svg:y2="7.858cm">
          <text:p/>
        </draw:line>
        <draw:line draw:style-name="gr9" draw:text-style-name="P5" draw:layer="layout" svg:x1="5.064cm" svg:y1="8.239cm" svg:x2="11.414cm" svg:y2="8.239cm">
          <text:p/>
        </draw:line>
        <draw:custom-shape draw:style-name="gr10" draw:text-style-name="P4" draw:layer="layout" svg:width="1.584cm" svg:height="2.489cm" svg:x="13.132cm" svg:y="6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1.583cm" svg:height="2.489cm" svg:x="12.906cm" svg:y="6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1.584cm" svg:height="2.489cm" svg:x="9.068cm" svg:y="6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1.583cm" svg:height="2.489cm" svg:x="8.874cm" svg:y="6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1.584cm" svg:height="2.489cm" svg:x="9.068cm" svg:y="6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0.906cm" svg:y1="13.055cm" svg:x2="10.906cm" svg:y2="7.477cm">
          <text:p/>
        </draw:line>
        <draw:custom-shape draw:style-name="gr10" draw:text-style-name="P4" draw:layer="layout" svg:width="1.584cm" svg:height="2.489cm" svg:x="10.906cm" svg:y="6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1.584cm" svg:height="2.489cm" svg:x="10.906cm" svg:y="6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5" draw:layer="layout" svg:x1="10.906cm" svg:y1="13.055cm" svg:x2="10.906cm" svg:y2="7.477cm">
          <text:p/>
        </draw:line>
        <draw:custom-shape draw:style-name="gr10" draw:text-style-name="P4" draw:layer="layout" svg:width="1.584cm" svg:height="2.489cm" svg:x="13.319cm" svg:y="6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1.584cm" svg:height="2.489cm" svg:x="13.513cm" svg:y="6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5" draw:layer="layout" svg:x1="15.097cm" svg:y1="13.065cm" svg:x2="15.097cm" svg:y2="7.604cm">
          <text:p/>
        </draw:line>
        <draw:line draw:style-name="gr13" draw:text-style-name="P7" draw:layer="layout" svg:x1="11.541cm" svg:y1="12.938cm" svg:x2="14.462cm" svg:y2="12.938cm">
          <text:p/>
        </draw:line>
        <draw:frame draw:style-name="gr14" draw:text-style-name="P9" draw:layer="layout" svg:width="1.467cm" svg:height="0.763cm" svg:x="12.233cm" svg:y="13.446cm">
          <draw:text-box>
            <text:p text:style-name="P8"><text:span text:style-name="T2">EMF</text:span></text:p>
          </draw:text-box>
        </draw:frame>
        <draw:frame draw:style-name="gr14" draw:text-style-name="P11" draw:layer="layout" svg:width="2.034cm" svg:height="1.427cm" svg:x="3.199cm" svg:y="6.939cm">
          <draw:text-box>
            <text:p text:style-name="P10"><text:span text:style-name="T3">B</text:span></text:p>
            <text:p text:style-name="P10"><text:span text:style-name="T3">Field</text:span><text:span text:style-name="T3">s</text:span></text:p>
          </draw:text-box>
        </draw:frame>
        <draw:custom-shape draw:style-name="gr15" draw:text-style-name="P12" draw:layer="layout" svg:width="0.635cm" svg:height="0.635cm" svg:x="7.985cm" svg:y="12.723cm">
          <text:p text:style-name="P7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6" draw:text-style-name="P5" draw:layer="layout" svg:width="0.148cm" svg:height="0.21cm" draw:transform="rotate (1.17879537679697) translate (8.09005555628622cm 13.0503523950274cm)" svg:viewBox="0 0 149 211" svg:d="M0 0c278 0 80 211 80 211">
          <text:p/>
        </draw:path>
        <draw:path draw:style-name="gr16" draw:text-style-name="P5" draw:layer="layout" svg:width="0.148cm" svg:height="0.21cm" draw:transform="skewX (0.00855211333477216) rotate (-1.92492363202455) translate (8.51700063315818cm 13.0109753824752cm)" svg:viewBox="0 0 149 211" svg:d="M0 0c278 1 82 211 82 211">
          <text:p/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2T01:35:41.273641618</meta:creation-date>
    <dc:date>2020-08-22T03:39:37.025948863</dc:date>
    <meta:editing-duration>PT17M56S</meta:editing-duration>
    <meta:editing-cycles>7</meta:editing-cycles>
    <meta:generator>LibreOffice/6.4.4.2$Linux_X86_64 LibreOffice_project/40$Build-2</meta:generator>
    <meta:document-statistic meta:object-count="60"/>
  </office:meta>
</office:document-meta>
</file>